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052in"/>
    </style:style>
    <style:style style:name="co5" style:family="table-column">
      <style:table-column-properties fo:break-before="auto" style:column-width="2.7516in"/>
    </style:style>
    <style:style style:name="co6" style:family="table-column">
      <style:table-column-properties fo:break-before="auto" style:column-width="3.1236in"/>
    </style:style>
    <style:style style:name="co7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9" table:default-cell-style-name="Default"/>
        <table:table-row table:style-name="ro3">
          <table:table-cell table:style-name="ce2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5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6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portfolio_analysis_sheet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4" office:value-type="string" calcext:value-type="string" table:number-columns-spanned="3" table:number-rows-spanned="1">
            <text:p>Portfolio Details (by broker)</text:p>
          </table:table-cell>
          <table:covered-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e6f970c8-a734-11e5-8001-ecf4bb2e10a3</text:p>
          </table:table-cell>
          <table:table-cell office:value-type="string" calcext:value-type="string">
            <text:p><text:s/>Simple Test 1115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78ba58ee-a747-11e5-8001-ecf4bb2e10a3</text:p>
          </table:table-cell>
          <table:table-cell office:value-type="string" calcext:value-type="string">
            <text:p>Bigger Portfolio 1328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277e6dbc-a74c-11e5-8001-ecf4bb2e10a3</text:p>
          </table:table-cell>
          <table:table-cell office:value-type="string" calcext:value-type="string">
            <text:p>Slightly Larger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6191f2d8-b333-11e5-8001-ecf4bb2e10a3</text:p>
          </table:table-cell>
          <table:table-cell office:value-type="string" calcext:value-type="string">
            <text:p>Test Sundeep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dff81e56-ca1a-11e5-8001-ecf4bb2e10a3</text:p>
          </table:table-cell>
          <table:table-cell office:value-type="string" calcext:value-type="string">
            <text:p>Another simple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a2533170-f39c-11e5-8001-ecf4bb2e10a3</text:p>
          </table:table-cell>
          <table:table-cell office:value-type="string" calcext:value-type="string">
            <text:p><text:s/>Parag test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152f9860-f66c-11e5-8001-ecf4bb2e10a3</text:p>
          </table:table-cell>
          <table:table-cell office:value-type="string" calcext:value-type="string">
            <text:p>Test p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ca780222-029a-11e6-8001-ecf4bb2e10a3</text:p>
          </table:table-cell>
          <table:table-cell office:value-type="string" calcext:value-type="string">
            <text:p><text:s/>Small portfolio</text:p>
          </table:table-cell>
        </table:table-row>
      </table:table>
      <table:table table:name="InfoWorkSheet" table:style-name="ta1"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19:06:03.463773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7-05T19:06:09.776294247</dc:date>
    <meta:editing-duration>P3DT18H28M34S</meta:editing-duration>
    <meta:editing-cycles>246</meta:editing-cycles>
    <meta:generator>LibreOffice/4.2.8.2$Linux_X86_64 LibreOffice_project/420m0$Build-2</meta:generator>
    <meta:document-statistic meta:table-count="3" meta:cell-count="298" meta:object-count="2"/>
  </office:meta>
</office:document-meta>
</file>